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ed1c24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ext-properties fo:color="#00a65d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SOLUZIONE ERR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Iteration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Issue</text:p>
          </table:table-cell>
          <table:table-cell table:style-name="Default" office:value-type="string" calcext:value-type="string">
            <text:p>EXE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CDBx2</text:p>
          </table:table-cell>
          <table:table-cell office:value-type="string" calcext:value-type="string">
            <text:p>COMMITx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1,v1(r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m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2,v2(r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v.d f5,f1,f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d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.d f5,v5(r1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m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3,v3(r1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m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l.d f6,f2,f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x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4,v4(r1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m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v.d f7,f6,f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d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.d f7,f7,f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a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.d f6,v6(r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m</text:p>
          </table:table-cell>
          <table:table-cell table:number-columns-repeated="2"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.d f7,v7(r1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m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ddi r2,r2,-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i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ddui r1,r1,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i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nez r2,lo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j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1,v1(r1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m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2,v2(r1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m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v.d f5,f1,f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6d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.d f5,v5(r1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m</text:p>
          </table:table-cell>
          <table:table-cell table:number-columns-repeated="2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3,v3(r1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3m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l.d f6,f2,f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6x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4,v4(r1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4m</text:p>
          </table:table-cell>
          <table:table-cell table:number-columns-repeated="2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v.d f7,f6,f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6d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d.d f7,f7,f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7a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.d f6,v6(r1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5m</text:p>
          </table:table-cell>
          <table:table-cell table:number-columns-repeated="2"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.d f7,v7(r1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6m</text:p>
          </table:table-cell>
          <table:table-cell table:number-columns-repeated="2"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ddi r2,r2,-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5i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ddui r1,r1,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6i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nez r2,loo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8j</text:p>
          </table:table-cell>
          <table:table-cell table:number-columns-repeated="2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number-columns-repeated="3"/>
          <table:table-cell table:style-name="ce5" office:value-type="string" calcext:value-type="string">
            <text:p>SOLUZIONE CORRET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Iteration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Issue</text:p>
          </table:table-cell>
          <table:table-cell table:style-name="Default" office:value-type="string" calcext:value-type="string">
            <text:p>EXE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CDBx2</text:p>
          </table:table-cell>
          <table:table-cell office:value-type="string" calcext:value-type="string">
            <text:p>COMMITx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1,v1(r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m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2,v2(r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v.d f5,f1,f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d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.d f5,v5(r1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m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3,v3(r1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m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l.d f6,f2,f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x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4,v4(r1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m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v.d f7,f6,f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6d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.d f7,f7,f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7a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.d f6,v6(r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m</text:p>
          </table:table-cell>
          <table:table-cell table:number-columns-repeated="2"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.d f7,v7(r1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m</text:p>
          </table:table-cell>
          <table:table-cell table:number-columns-repeated="2"/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ddi r2,r2,-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i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ddui r1,r1,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i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nez r2,lo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j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1,v1(r1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m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2,v2(r1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m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v.d f5,f1,f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6d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.d f5,v5(r1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m</text:p>
          </table:table-cell>
          <table:table-cell table:number-columns-repeated="2"/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3,v3(r1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3m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l.d f6,f2,f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6x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4,v4(r1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4m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v.d f7,f6,f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6d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d.d f7,f7,f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7a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.d f6,v6(r1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5m</text:p>
          </table:table-cell>
          <table:table-cell table:number-columns-repeated="2"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.d f7,v7(r1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6m</text:p>
          </table:table-cell>
          <table:table-cell table:number-columns-repeated="2"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ddi r2,r2,-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5i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ddui r1,r1,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6i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nez r2,loo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8j</text:p>
          </table:table-cell>
          <table:table-cell table:number-columns-repeated="2"/>
          <table:table-cell office:value-type="float" office:value="54" calcext:value-type="float">
            <text:p>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5">00/00/0000</text:date>, <text:time style:data-style-name="N2" text:time-value="18:02:31.4138773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09:54:01.038165751</meta:creation-date>
    <meta:generator>LibreOffice/6.0.7.3$Linux_X86_64 LibreOffice_project/00m0$Build-3</meta:generator>
    <dc:date>2019-02-25T18:05:49.629925816</dc:date>
    <meta:editing-duration>PT29M17S</meta:editing-duration>
    <meta:editing-cycles>11</meta:editing-cycles>
    <meta:document-statistic meta:table-count="1" meta:cell-count="351" meta:object-count="0"/>
  </office:meta>
</office:document-meta>
</file>